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color="#ff0000" fo:font-weight="bold" style:font-weight-asian="bold"/>
    </style:style>
    <style:style style:name="P3" style:family="paragraph" style:parent-style-name="Standard">
      <style:text-properties fo:color="#ff0000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fo:orphans="0" fo:widows="0"/>
      <style:text-properties fo:font-weight="bold" style:font-weight-asian="bold"/>
    </style:style>
    <style:style style:name="P6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7" style:family="paragraph" style:parent-style-name="Standard" style:master-page-name="Standard">
      <style:paragraph-properties fo:orphans="0" fo:widows="0" style:page-number="1"/>
    </style:style>
    <style:style style:name="P18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/>
    </style:style>
    <style:style style:name="T5" style:family="text">
      <style:text-properties fo:color="#ff0000" style:text-underline-style="none"/>
    </style:style>
    <style:style style:name="T6" style:family="text">
      <style:text-properties fo:font-weight="bold" style:font-weight-asian="bold"/>
    </style:style>
    <style:style style:name="T7" style:family="text">
      <style:text-properties fo:color="#ff00ff" fo:font-weight="bold" style:font-weight-asian="bold"/>
    </style:style>
    <style:style style:name="T8" style:family="text">
      <style:text-properties fo:color="#ff00ff"/>
    </style:style>
    <style:style style:name="T9" style:family="text">
      <style:text-properties fo:color="#ff00ff" style:text-underline-style="none"/>
    </style:style>
    <style:style style:name="T10" style:family="text">
      <style:text-properties fo:color="#4a86e8" fo:font-weight="bold" style:font-weight-asian="bold"/>
    </style:style>
    <style:style style:name="T11" style:family="text">
      <style:text-properties fo:color="#4a86e8"/>
    </style:style>
    <style:style style:name="T12" style:family="text">
      <style:text-properties fo:color="#4a86e8" style:text-underline-style="none"/>
    </style:style>
    <style:style style:name="T13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4" style:family="text">
      <style:text-properties fo:color="#1155cc" style:text-underline-style="solid" style:text-underline-width="auto" style:text-underline-color="font-color"/>
    </style:style>
    <style:style style:name="T15" style:family="text">
      <style:text-properties fo:font-size="18pt" fo:font-weight="bold" style:font-size-asian="18pt" style:font-weight-asian="bold" style:font-size-complex="18pt"/>
    </style:style>
    <style:style style:name="T16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17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tracked-changes text:track-changes="false">
        <text:changed-region xml:id="ct32280800" text:id="ct32280800">
          <text:insertion>
            <office:change-info>
              <dc:creator>RTheren</dc:creator>
              <dc:date>2019-09-09T19:13:39</dc:date>
            </office:change-info>
          </text:insertion>
        </text:changed-region>
        <text:changed-region xml:id="ct33043824" text:id="ct33043824">
          <text:insertion>
            <office:change-info>
              <dc:creator>Michael Fox</dc:creator>
              <dc:date>2019-09-10T00:14:05</dc:date>
            </office:change-info>
          </text:insertion>
        </text:changed-region>
        <text:changed-region xml:id="ct32326368" text:id="ct32326368">
          <text:insertion>
            <office:change-info>
              <dc:creator>RTheren</dc:creator>
              <dc:date>2019-09-11T16:08:03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LWDW <text:s/>- </text:span><text:span text:style-name="T2">187 </text:span></text:p>
      <text:p text:style-name="P1"><text:span text:style-name="T6">Colour key - </text:span><text:span text:style-name="T7">Venn</text:span><text:span text:style-name="T6"> </text:span><text:span text:style-name="T10">Pedro </text:span><text:span text:style-name="T3">Jill</text:span></text:p>
      <text:p text:style-name="P2"/>
      <text:p text:style-name="P1"><text:span text:style-name="T6">The Jill</text:span></text:p>
      <text:p text:style-name="P1"><text:a xlink:type="simple" xlink:href="https://meet.jit.si/jordan9000#config.disableAP=true&amp;config.disableAEC=true&amp;config.disableAGC=true" text:style-name="ListLabel_20_100" text:visited-style-name="ListLabel_20_100"><text:span text:style-name="T13">https://meet.jit.si/jordan9000#config.disableAP=true&amp;config.disableAEC=true&amp;config.disableAGC=true</text:span></text:a></text:p>
      <text:p text:style-name="P5"/>
      <text:p text:style-name="P1"><text:span text:style-name="T6">The Pedro </text:span></text:p>
      <text:p text:style-name="P1"><text:a xlink:type="simple" xlink:href="https://meet.jit.si/pedro9000#config.disableAP=true&amp;config.disableAEC=true&amp;config.disableAGC=true" text:style-name="ListLabel_20_100" text:visited-style-name="ListLabel_20_100"><text:span text:style-name="T13">https://meet.jit.si/pedro9000#config.disableAP=true&amp;config.disableAEC=true&amp;config.disableAGC=true</text:span></text:a></text:p>
      <text:p text:style-name="P2"/>
      <text:p text:style-name="P1"><draw:rect text:anchor-type="as-char" style:rel-width="100%" draw:z-index="0" draw:style-name="gr1" draw:text-style-name="P18" svg:width="0.0012in" svg:height="0.0213in"><text:p/></draw:rect></text:p>
      <text:p text:style-name="Standard">News</text:p>
      <text:p text:style-name="Standard">Plugs</text:p>
      <text:p text:style-name="Standard">Pi</text:p>
      <text:p text:style-name="Standard">Feedback</text:p>
      <text:p text:style-name="Standard"><draw:rect text:anchor-type="as-char" style:rel-width="100%" draw:z-index="1" draw:style-name="gr1" draw:text-style-name="P18" svg:width="0.0012in" svg:height="0.0213in"><text:p/></draw:rect></text:p>
      <text:p text:style-name="P1"><text:span text:style-name="T15">Post story suggestions </text:span><text:span text:style-name="T16">HAR</text:span><text:span text:style-name="T17">!</text:span></text:p>
      <text:p text:style-name="P1"/>
      <text:p text:style-name="P1"><text:span text:style-name="T6">1.</text:span><text:change-start text:change-id="ct32280800"/><text:span text:style-name="T6"> RPCS3 update (RTheren):<text:line-break/><text:tab/>(Yes, this is the latest)<text:line-break/><text:tab/></text:span>https://rpcs3.net/blog/2019/09/09/progress-report-july-2019/<text:change-end text:change-id="ct32280800"/></text:p>
      <text:p text:style-name="P1"><text:span text:style-name="T6">2.</text:span><text:change-start text:change-id="ct33043824"/><text:span text:style-name="T6">new mumble, for real this time https://www.linuxuprising.com/2019/09/free-voip-app-mumble-130-stable-is-out.html</text:span><text:change-end text:change-id="ct33043824"/></text:p>
      <text:p text:style-name="P1"><text:span text:style-name="T6">3.</text:span><text:change-start text:change-id="ct32326368"/><text:span text:style-name="T6"> Acer joins LVFS for firmware updates (RTheren):</text:span></text:p>
      <text:p text:style-name="P1"><text:soft-page-break/><text:span text:style-name="T6"><text:tab/></text:span>blogs.gnome.org/hughsie/2019/09/11/please-welcome-acer-to-the-lvfs/<text:change-end text:change-id="ct32326368"/></text:p>
      <text:p text:style-name="P1"><text:span text:style-name="T6">4.</text:span></text:p>
      <text:p text:style-name="P1"><text:span text:style-name="T6">5.</text:span></text:p>
      <text:p text:style-name="P1"><draw:rect text:anchor-type="as-char" style:rel-width="100%" draw:z-index="2" draw:style-name="gr1" draw:text-style-name="P18" svg:width="0.0012in" svg:height="0.0213in"><text:p/></draw:rect></text:p>
      <text:p text:style-name="P1"><text:span text:style-name="T6">What we’re up to :</text:span></text:p>
      <text:p text:style-name="P1"><text:span text:style-name="T6">V - GG Amazon, also Twitch. </text:span></text:p>
      <text:p text:style-name="P1"><text:span text:style-name="T6">J - Had a wonderful time on Jupiter Broadcasting’s Linux Unplugged yesterday with Chris Fisher, and a great conversation after the show with Brent Gervais who does one of my favorite new shows on the network, “Brunch with Brent”.</text:span></text:p>
      <text:p text:style-name="P1"><text:span text:style-name="T6">P - </text:span></text:p>
      <text:p text:style-name="Standard"><draw:rect text:anchor-type="as-char" style:rel-width="100%" draw:z-index="3" draw:style-name="gr1" draw:text-style-name="P18" svg:width="0.0012in" svg:height="0.0213in"><text:p/></draw:rect></text:p>
      <text:p text:style-name="Standard">News</text:p>
      <text:p text:style-name="P4"/>
      <text:p text:style-name="Standard"><text:span text:style-name="T7">Manjaro Incorporated </text:span></text:p>
      <text:p text:style-name="Standard"><text:a xlink:type="simple" xlink:href="https://itsfoss.com/manjaro-linux-business-formation/" text:style-name="ListLabel_20_100" text:visited-style-name="ListLabel_20_100"><text:span text:style-name="T13">https://itsfoss.com/manjaro-linux-business-formation/</text:span></text:a></text:p>
      <text:p text:style-name="Standard"><text:a xlink:type="simple" xlink:href="https://forum.manjaro.org/t/manjaro-is-taking-the-next-step/102105" text:style-name="ListLabel_20_101" text:visited-style-name="ListLabel_20_101"><text:span text:style-name="T14">https://forum.manjaro.org/t/manjaro-is-taking-the-next-step/102105</text:span></text:a></text:p>
      <text:p text:style-name="Standard"><text:a xlink:type="simple" xlink:href="https://www.reddit.com/r/linux/comments/d1f5l8/manjaro_is_taking_the_next_step/ezl6ol4/" text:style-name="ListLabel_20_101" text:visited-style-name="ListLabel_20_101"><text:span text:style-name="T14">https://www.reddit.com/r/linux/comments/d1f5l8/manjaro_is_taking_the_next_step/ezl6ol4</text:span></text:a></text:p>
      <text:list xml:id="list134582391" text:style-name="WWNum4">
        <text:list-item>
          <text:p text:style-name="P6"><text:span text:style-name="T8">I can’t comment on them ripping PKGBUILD bit I can explain the LLC. </text:span></text:p>
        </text:list-item>
        <text:list-item>
          <text:p text:style-name="P6"><text:span text:style-name="T8">It's only after receiving your articles of incorporation that your nonprofit can apply for 501(c)(3) status.</text:span></text:p>
        </text:list-item>
        <text:list-item>
          <text:p text:style-name="P6"><text:span text:style-name="T8">Then you can file a 1023 with the IRS. </text:span></text:p>
        </text:list-item>
        <text:list-item>
          <text:p text:style-name="P6"><text:span text:style-name="T8">IRS projects 100+ hours of preparation time for a first-time applicant.</text:span></text:p>
        </text:list-item>
        <text:list-item>
          <text:p text:style-name="P6"><text:span text:style-name="T8">Ask me how I know, I dare ya. </text:span></text:p>
        </text:list-item>
        <text:list-item>
          <text:p text:style-name="P6"><text:span text:style-name="T4">Manjaro had already taken many of its first steps to being a professional project by partnering with Softmaker of FreeOffice, which we talked about in July.</text:span></text:p>
        </text:list-item>
        <text:list-item>
          <text:p text:style-name="P6"><text:soft-page-break/><text:span text:style-name="T4">Manjaro being listed at The Linux Foundation's CommunityBridge is a great fiscal host as well as OpenCollective.</text:span></text:p>
        </text:list-item>
      </text:list>
      <text:p text:style-name="P4"/>
      <text:p text:style-name="Standard"><text:span text:style-name="T3">Stallman visits Microsoft</text:span><text:span text:style-name="T6"> </text:span></text:p>
      <text:p text:style-name="Standard"><text:a xlink:type="simple" xlink:href="https://fossbytes.com/richard-stallman-microsofts-office/" text:style-name="ListLabel_20_101" text:visited-style-name="ListLabel_20_101"><text:span text:style-name="T14">https://fossbytes.com/richard-stallman-microsofts-office/</text:span></text:a></text:p>
      <text:list xml:id="list3925905215" text:style-name="WWNum1">
        <text:list-item>
          <text:p text:style-name="P7"><text:span text:style-name="T4">Microsoft invited Free software advocate Richard Stallman to speak to its employees at Microsoft Research this week!</text:span></text:p>
        </text:list-item>
        <text:list-item>
          <text:p text:style-name="P7"><text:span text:style-name="T4">I ❤ the fact that Stallman still did his usual rant about the ills of proprietary, even at the Microsoft campus.</text:span></text:p>
        </text:list-item>
        <text:list-item>
          <text:p text:style-name="P7"><text:span text:style-name="T4">During his talk Stallman’s included a wishlist for Microsoft: <text:s/>make it easier to workaround Secure Boot and wanting GitHub to push users to better software license hygiene.</text:span></text:p>
        </text:list-item>
        <text:list-item>
          <text:p text:style-name="P7"><text:span text:style-name="T8">Stallman makes his living by giving rants. </text:span></text:p>
        </text:list-item>
        <text:list-item>
          <text:p text:style-name="P7"><text:span text:style-name="T4">That was big of Microsoft to even let RMS in the door knowing what to expect, and does help their more "open" position on software.</text:span></text:p>
        </text:list-item>
        <text:list-item>
          <text:p text:style-name="P7"><text:span text:style-name="T8">Stallman gave a "mostly standard talk," covering the importance of free software, GPL v3, GNU vs. Linux.</text:span></text:p>
        </text:list-item>
        <text:list-item>
          <text:p text:style-name="P7"><text:span text:style-name="T4">This comes at the heels of the announcement of the first Windows Subsystem for Linux Conference which will be held at the Microsoft campus in March of 2020.</text:span></text:p>
        </text:list-item>
        <text:list-item>
          <text:p text:style-name="P7"><text:span text:style-name="T11"><office:annotation office:name="__Annotation__79_325246746"><dc:creator>Michael Fox</dc:creator><dc:date>2019-09-10T00:14:57</dc:date><text:p><text:span text:style-name="T18">yeah, but they still end up on them anyway</text:span></text:p></office:annotation></text:span><text:span text:style-name="T11">Apparently there is no video since the StallMan requested that it not be hosted in a platform with proprietary javascript.</text:span><office:annotation-end office:name="__Annotation__79_325246746"/></text:p>
        </text:list-item>
        <text:list-item>
          <text:p text:style-name="P7"><text:span text:style-name="T8">Yes, he still maintains his MS </text:span><text:a xlink:type="simple" xlink:href="https://stallman.org/microsoft.html" text:style-name="ListLabel_20_101" text:visited-style-name="ListLabel_20_101"><text:span text:style-name="T14">webzone entry</text:span></text:a><text:span text:style-name="T8">. </text:span></text:p>
        </text:list-item>
        <text:list-item>
          <text:p text:style-name="P7"><text:span text:style-name="T8">Like him or not Stallman is our resident conspiracy theorist. </text:span></text:p>
        </text:list-item>
        <text:list-item>
          <text:p text:style-name="P7"><text:span text:style-name="T8">And hey. He’s occasionally right. </text:span></text:p>
        </text:list-item>
      </text:list>
      <text:p text:style-name="P4"/>
      <text:p text:style-name="Standard"><text:span text:style-name="T10">Pinephone 64 is shipping </text:span></text:p>
      <text:p text:style-name="Standard"><text:span text:style-name="T14"><office:annotation office:name="__Annotation__92_325246746"><dc:creator>Michael Fox</dc:creator><dc:date>2019-09-10T00:26:04</dc:date><text:p><text:span text:style-name="T18">That phone looks suspiciously like my firefox flame</text:span></text:p></office:annotation></text:span><text:a xlink:type="simple" xlink:href="https://www.pine64.org/2019/09/05/september-update-the-pinephone-is-real-shipping-soon/" text:style-name="ListLabel_20_101" text:visited-style-name="ListLabel_20_101"><text:span text:style-name="T14">https://www.pine64.org/2019/09/05/september-update-the-pinephone-is-real-shipping-soon/</text:span></text:a><office:annotation-end office:name="__Annotation__92_325246746"/></text:p>
      <text:list xml:id="list2415993716" text:style-name="WWNum8">
        <text:list-item>
          <text:p text:style-name="P8"><text:span text:style-name="T11">The pine key on the Pinebook also gets proper functionality as the meta key, with the sole outliers being the F10-12 buttons.</text:span></text:p>
        </text:list-item>
        <text:list-item>
          <text:p text:style-name="P8"><text:span text:style-name="T11">When you press the pine key along with one of those 3 buttons for 3 seconds, it will toggle the wifi/blueteeth, camera, or internal microphone.</text:span></text:p>
        </text:list-item>
        <text:list-item>
          <text:p text:style-name="P8"><text:span text:style-name="T11">Clever!</text:span></text:p>
        </text:list-item>
        <text:list-item>
          <text:p text:style-name="P8"><text:soft-page-break/><text:span text:style-name="T11">I can already say that I hate where the power button is, though.</text:span></text:p>
        </text:list-item>
        <text:list-item>
          <text:p text:style-name="P8"><text:span text:style-name="T11">The phone itself is now on Pre-Order, with the actual units coming out later in the year and early 2020.</text:span></text:p>
        </text:list-item>
        <text:list-item>
          <text:p text:style-name="P8"><text:span text:style-name="T11">Ideally, they’re expecting late 2020 to be when they can finally ship something resembling a final model.</text:span></text:p>
        </text:list-item>
        <text:list-item>
          <text:p text:style-name="P8"><text:span text:style-name="T11">Just like the Librem...</text:span></text:p>
        </text:list-item>
      </text:list>
      <text:p text:style-name="P4"/>
      <text:p text:style-name="Standard"><text:span text:style-name="T10"><office:annotation office:name="__Annotation__103_325246746"><dc:creator>Michael Fox</dc:creator><dc:date>2019-09-10T00:17:05</dc:date><text:p><text:span text:style-name="T18">looking at the bottom seems instead of releasing finished up front, that they will be improving over batches, so Q4 2020 i will pick one up</text:span></text:p></office:annotation></text:span><text:span text:style-name="T10">Librem 5 Shipping Announcement</text:span><office:annotation-end office:name="__Annotation__103_325246746"/></text:p>
      <text:p text:style-name="Standard"><text:span text:style-name="T14"><office:annotation office:name="__Annotation__108_325246746"><dc:creator>Mike G</dc:creator><dc:date>2019-09-09T23:42:09</dc:date><text:p><text:span text:style-name="T18">I so want this to be a real thing...maybe another iteration and we'll get close?</text:span></text:p></office:annotation></text:span><text:a xlink:type="simple" xlink:href="https://puri.sm/posts/librem-5-shipping-announcement/" text:style-name="ListLabel_20_101" text:visited-style-name="ListLabel_20_101"><text:span text:style-name="T14">https://puri.sm/posts/librem-5-shipping-announcement/</text:span></text:a><office:annotation-end office:name="__Annotation__108_325246746"/></text:p>
      <text:list xml:id="list2755565875" text:style-name="WWNum9">
        <text:list-item>
          <text:p text:style-name="P9"><text:span text:style-name="T8">Yeah, right now</text:span><text:a xlink:type="simple" xlink:href="https://www.reddit.com/r/linux/comments/d02qrq/librem_5_shipping_announcement_purism/ez5ia8n/" text:style-name="ListLabel_20_101" text:visited-style-name="ListLabel_20_101"><text:span text:style-name="T14"> the OS isn't ready, the apps aren't ready, and dude is fairly sure the hardware isn't ready</text:span></text:a><text:span text:style-name="T8">.</text:span></text:p>
        </text:list-item>
        <text:list-item>
          <text:p text:style-name="P9"><text:span text:style-name="T4">The PinePhone prototype, which seems to be a much more finished product regarding hardware and software, is also getting ready to ship this month.</text:span></text:p>
        </text:list-item>
        <text:list-item>
          <text:p text:style-name="P9"><text:span text:style-name="T4">It is great that Purism is being so transparent regarding their Librem 5 release cycle.</text:span></text:p>
        </text:list-item>
      </text:list>
      <text:p text:style-name="P3"/>
      <text:p text:style-name="Standard"><text:span text:style-name="T10">New challenges for KDE </text:span></text:p>
      <text:p text:style-name="Standard"><text:a xlink:type="simple" xlink:href="https://dot.kde.org/2019/09/07/kde-decides-three-new-challenges-wayland-consistency-and-apps" text:style-name="ListLabel_20_101" text:visited-style-name="ListLabel_20_101"><text:span text:style-name="T14">https://dot.kde.org/2019/09/07/kde-decides-three-new-challenges-wayland-consistency-and-apps</text:span></text:a></text:p>
      <text:list xml:id="list1446292608" text:style-name="WWNum2">
        <text:list-item>
          <text:p text:style-name="P10"><text:span text:style-name="T11">Going forward, the KDE folks have decided to tackle three areas in which the K Desktop Environment has some catching up to.</text:span></text:p>
        </text:list-item>
        <text:list-item>
          <text:p text:style-name="P10"><text:span text:style-name="T11">Wayland: The bulk of the Plasma environment is still iffy about the new old graphical server.</text:span></text:p>
        </text:list-item>
        <text:list-item>
          <text:p text:style-name="P10"><text:span text:style-name="T11">Consistency: this is possibly the one thing about GNOME 3 that the GNOME team got right. Making every application developed on that framework look and behave like it.</text:span></text:p>
        </text:list-item>
        <text:list-item>
          <text:p text:style-name="P10"><text:span text:style-name="T11">Application availability: If you’ve ever looked at the plasmoids (the little desktop widgets in KDE) you’ve probably also noticed that some of the useful/neat ones aren’t available in the KDE “store”</text:span></text:p>
        </text:list-item>
        <text:list-item>
          <text:p text:style-name="P10"><text:span text:style-name="T11">More often than not, people have to go digging for them on Github and setting them up by hand.</text:span></text:p>
        </text:list-item>
        <text:list-item>
          <text:p text:style-name="P10"><text:span text:style-name="T11">So they’re looking to have a centralized place where people can find all of these.</text:span></text:p>
        </text:list-item>
      </text:list>
      <text:p text:style-name="Standard"/>
      <text:p text:style-name="Standard"><text:span text:style-name="T10">Dedicated Linux site for DELL</text:span></text:p>
      <text:p text:style-name="Standard"><text:soft-page-break/><text:a xlink:type="simple" xlink:href="https://www.omgubuntu.co.uk/2019/09/dell-linux-website" text:style-name="ListLabel_20_101" text:visited-style-name="ListLabel_20_101"><text:span text:style-name="T14">https://www.omgubuntu.co.uk/2019/09/dell-linux-website</text:span></text:a></text:p>
      <text:p text:style-name="Standard"><text:a xlink:type="simple" xlink:href="https://www.dell.com/en-us/work/shop/overview/cp/linuxsystems" text:style-name="ListLabel_20_101" text:visited-style-name="ListLabel_20_101"><text:span text:style-name="T14">https://www.dell.com/en-us/work/shop/overview/cp/linuxsystems</text:span></text:a></text:p>
      <text:list xml:id="list485670277" text:style-name="WWNum7">
        <text:list-item>
          <text:p text:style-name="P11"><text:span text:style-name="T4">This was the next step needed to make it easier for Dell to sell its Linux hardware to the consumer.</text:span></text:p>
        </text:list-item>
        <text:list-item>
          <text:p text:style-name="P11"><text:span text:style-name="T4">Up next Dell, put the laptops in stores please, like Best Buy!!!</text:span></text:p>
        </text:list-item>
        <text:list-item>
          <text:p text:style-name="P11"><text:span text:style-name="T11">Dedicated site for US customers.</text:span></text:p>
        </text:list-item>
        <text:list-item>
          <text:p text:style-name="P11"><text:span text:style-name="T11">Over here in the UK lands there doesn’t seem to be one.</text:span></text:p>
        </text:list-item>
        <text:list-item>
          <text:p text:style-name="P11"><text:span text:style-name="T8">I was able to configure a business tower for a little over $400. <text:s/></text:span></text:p>
        </text:list-item>
      </text:list>
      <text:p text:style-name="Standard"/>
      <text:p text:style-name="Standard"><text:span text:style-name="T3">Google wallpapers</text:span><text:span text:style-name="T6"> </text:span></text:p>
      <text:p text:style-name="Standard"><text:a xlink:type="simple" xlink:href="https://github.com/shardul08/Google-Trend-Wallpaper" text:style-name="ListLabel_20_101" text:visited-style-name="ListLabel_20_101"><text:span text:style-name="T14">https://github.com/shardul08/Google-Trend-Wallpaper</text:span></text:a></text:p>
      <text:list xml:id="list2674593549" text:style-name="WWNum3">
        <text:list-item>
          <text:p text:style-name="P12"><text:span text:style-name="T11">“Where did you hear about this?” “My wallpaper told me!” </text:span></text:p>
        </text:list-item>
        <text:list-item>
          <text:p text:style-name="P12"><text:span text:style-name="T4">Google-Trend-Wallpaper is a python and shell script to set the wallpaper to a wordcloud of the most trending google searches.</text:span></text:p>
        </text:list-item>
        <text:list-item>
          <text:p text:style-name="P12"><text:span text:style-name="T4">This project was inspired by process-wallpaper which is also a desktop wallpaper word cloud, but instead shows the words of the most resource-hungry processes and apps.</text:span></text:p>
        </text:list-item>
        <text:list-item>
          <text:p text:style-name="P12"><text:span text:style-name="T4">Actually, it might be helpful for our next play thru of Google Feud!</text:span></text:p>
        </text:list-item>
      </text:list>
      <text:p text:style-name="Standard"/>
      <text:p text:style-name="Standard"><text:span text:style-name="T7">NVME temps </text:span></text:p>
      <text:p text:style-name="Standard"><text:a xlink:type="simple" xlink:href="https://www.namhuy.net/212/how-to-check-nvme-ssd-temperature-in-linux" text:style-name="ListLabel_20_101" text:visited-style-name="ListLabel_20_101"><text:span text:style-name="T14">https://www.namhuy.net/212/how-to-check-nvme-ssd-temperature-in-linux</text:span></text:a></text:p>
      <text:list xml:id="list3194153438" text:style-name="WWNum11">
        <text:list-item>
          <text:p text:style-name="P13"><text:span text:style-name="T11">Don’t forget that NVME needs to heat up to work properly, the problem is the controller shouldn’t get anywhere near as hot as the memory itself should.</text:span></text:p>
        </text:list-item>
        <text:list-item>
          <text:p text:style-name="P13"><text:span text:style-name="T8">Remember kids, the heat spreader that came /w your MOBO will only make it hotter. </text:span></text:p>
        </text:list-item>
        <text:list-item>
          <text:p text:style-name="P13"><text:span text:style-name="T4">I have used and loved S.M.A.R.T. Monitoring Tools for a long time, but hadn't tried to run it since I got my first NVME PCIe on my render box quite some time ago.</text:span></text:p>
        </text:list-item>
      </text:list>
      <text:p text:style-name="Standard"/>
      <text:p text:style-name="Standard"><text:soft-page-break/><text:span text:style-name="T8">Solder Ninja </text:span></text:p>
      <text:p text:style-name="Standard"><text:a xlink:type="simple" xlink:href="https://hackaday.io/project/167310-solder-ninja" text:style-name="ListLabel_20_101" text:visited-style-name="ListLabel_20_101"><text:span text:style-name="T14">https://hackaday.io/project/167310-solder-ninja</text:span></text:a></text:p>
      <text:list xml:id="list1295680373" text:style-name="WWNum10">
        <text:list-item>
          <text:p text:style-name="P14"><text:span text:style-name="T8">This is basically a USB rechargeable soldering iron. </text:span></text:p>
        </text:list-item>
        <text:list-item>
          <text:p text:style-name="P14"><text:span text:style-name="T8">We’re bringing this up since the project will be alledgley open-sourced after commercialization. </text:span></text:p>
        </text:list-item>
        <text:list-item>
          <text:p text:style-name="P14"><text:span text:style-name="T8">Keep in mind you can buy a Weller digital station for $100. </text:span></text:p>
        </text:list-item>
        <text:list-item>
          <text:p text:style-name="P14"><text:span text:style-name="T8">A 60W generic iron for $12. </text:span></text:p>
        </text:list-item>
        <text:list-item>
          <text:p text:style-name="P14"><text:span text:style-name="T11">That’s small and easy enough to grok that I may finally own a soldering iron.</text:span></text:p>
        </text:list-item>
        <text:list-item>
          <text:p text:style-name="P14"><text:span text:style-name="T4">Coming to a "as seen on TV" product in a store near you!</text:span></text:p>
        </text:list-item>
      </text:list>
      <text:p text:style-name="Standard"><draw:rect text:anchor-type="as-char" style:rel-width="100%" draw:z-index="4" draw:style-name="gr1" draw:text-style-name="P18" svg:width="0.0012in" svg:height="0.0213in"><text:p/></draw:rect></text:p>
      <text:p text:style-name="Standard"><text:span text:style-name="T6">Slice of Pi</text:span></text:p>
      <text:p text:style-name="P4"/>
      <text:p text:style-name="Standard"><text:span text:style-name="T7">PCIe Pi </text:span></text:p>
      <text:p text:style-name="Standard"><text:a xlink:type="simple" xlink:href="https://hackaday.com/2019/09/05/pcie-multiplier-expands-raspberry-pi-4-possibilities/" text:style-name="ListLabel_20_101" text:visited-style-name="ListLabel_20_101"><text:span text:style-name="T14">https://hackaday.com/2019/09/05/pcie-multiplier-expands-raspberry-pi-4-possibilities/</text:span></text:a></text:p>
      <text:list xml:id="list71946307" text:style-name="WWNum5">
        <text:list-item>
          <text:p text:style-name="P15"><text:span text:style-name="T11">I’m not sure giving the Pi a proper GPU will be good for productivity but I frickin love the idea!</text:span></text:p>
        </text:list-item>
        <text:list-item>
          <text:p text:style-name="P15"><text:span text:style-name="T8">I would suggest doing this outdoors because fire. </text:span></text:p>
        </text:list-item>
        <text:list-item>
          <text:p text:style-name="P15"><text:span text:style-name="T8">The Raspbian kernel is specifically configured to only allow a single PCI bus but that can be sorted by changing the PCI bus-range and a little professional wiggiginling. </text:span></text:p>
        </text:list-item>
      </text:list>
      <text:p text:style-name="Standard"/>
      <text:p text:style-name="Standard"><text:span text:style-name="T3"><office:annotation office:name="__Annotation__176_325246746"><dc:creator>Michael Fox</dc:creator><dc:date>2019-09-10T00:18:04</dc:date><text:p><text:span text:style-name="T18">SQEEEEEEEE!!!!</text:span></text:p></office:annotation></text:span><text:span text:style-name="T3">Nano RISC V</text:span><office:annotation-end office:name="__Annotation__176_325246746"/></text:p>
      <text:p text:style-name="Standard"><text:a xlink:type="simple" xlink:href="https://blog.hackster.io/seeed-releases-sipeeds-longan-nano-risc-v-development-board-18a041e8c440" text:style-name="ListLabel_20_101" text:visited-style-name="ListLabel_20_101"><text:span text:style-name="T14">https://blog.hackster.io/seeed-releases-sipeeds-longan-nano-risc-v-development-board-18a041e8c440</text:span></text:a></text:p>
      <text:list xml:id="list4262095184" text:style-name="WWNum6">
        <text:list-item>
          <text:p text:style-name="P16"><text:span text:style-name="T4">Sipeed’s Longan Nano RISC-V Development Board is now available in the Seeed store for just $4.90!</text:span></text:p>
        </text:list-item>
        <text:list-item>
          <text:p text:style-name="P16"><text:span text:style-name="T4">This little USB powered board has a tiny 160×80 IPS RGB LCD display, a micro SD slot and comes with an acrylic case.</text:span></text:p>
        </text:list-item>
        <text:list-item>
          <text:p text:style-name="P16"><text:soft-page-break/><text:span text:style-name="T4">Both me and Mfoxdogg in chat say "SQEEEEEEEE!!!!!".</text:span></text:p>
        </text:list-item>
        <text:list-item>
          <text:p text:style-name="P16"><text:span text:style-name="T4">The project uses for this RISC-V board are limitless, and personally I would like to use many of them in an interactive animation art project.</text:span></text:p>
        </text:list-item>
        <text:list-item>
          <text:p text:style-name="P16"><text:span text:style-name="T4">And it can also run Huawei’s LiteOS and RT-Thread operating systems.</text:span></text:p>
        </text:list-item>
      </text:list>
      <text:p text:style-name="Standard"><draw:rect text:anchor-type="as-char" style:rel-width="100%" draw:z-index="5" draw:style-name="gr1" draw:text-style-name="P18" svg:width="0.0012in" svg:height="0.0213in"><text:p/></draw:rect></text:p>
      <text:p text:style-name="Standard"><text:span text:style-name="T6">Plugs</text:span></text:p>
      <text:p text:style-name="Standard">My Amazon Wishlist gift from Pedro :-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1" style:display-name="ListLabel 101" style:family="text">
      <style:text-properties fo:color="#1155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16" meta:word-count="1211" meta:character-count="7865" meta:non-whitespace-character-count="6790"/>
    <meta:generator>LibreOfficeDev/6.0.5.2$Linux_X86_64 LibreOffice_project/</meta:generator>
  </office:meta>
</office:document-meta>
</file>